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96C1DEE7F9A6B90D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d6f" draw:fill-color="#bce4e5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svg:stroke-color="#0d1f63" draw:fill-color="#8f93c7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12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95231f" draw:fill-color="#fcd3c1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8.15cm" fo:min-width="0.73cm"/>
    </style:style>
    <style:style style:name="gr10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hatch" draw:fill-hatch-name="Red_20_Crossed_20_45_20_Degrees" draw:opacity="50%" draw:textarea-horizontal-align="justify" draw:textarea-vertical-align="middle" draw:auto-grow-height="false" fo:min-height="8.07cm" fo:min-width="0.12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hatch" draw:fill-hatch-name="Red_20_Crossed_20_45_20_Degrees" draw:opacity="50%" draw:textarea-horizontal-align="justify" draw:textarea-vertical-align="middle" draw:auto-grow-height="false" fo:min-height="8.07cm" fo:min-width="0.12cm" fo:padding-top="0.165cm" fo:padding-bottom="0.165cm" fo:padding-left="0.29cm" fo:padding-right="0.29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4cm" fo:min-width="0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4cm" fo:min-width="0cm"/>
      <style:paragraph-properties style:writing-mode="lr-tb"/>
    </style:style>
    <style:style style:name="P1" style:family="paragraph">
      <loext:graphic-properties draw:fill-color="#bce4e5"/>
      <style:paragraph-properties fo:text-align="center"/>
    </style:style>
    <style:style style:name="P2" style:family="paragraph">
      <loext:graphic-properties draw:fill-color="#8f93c7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style:font-name="Ubuntu" fo:font-size="16pt" fo:font-style="italic" style:font-style-asian="italic" style:font-style-complex="italic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18pt"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cd3c1"/>
      <style:paragraph-properties fo:text-align="center"/>
    </style:style>
    <style:style style:name="P9" style:family="paragraph">
      <loext:graphic-properties draw:fill="hatch" draw:fill-hatch-name="Red_20_Crossed_20_45_20_Degrees" draw:opacity="50%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style:font-name="Ubuntu" fo:font-size="18pt"/>
    </style:style>
    <style:style style:name="P12" style:family="paragraph">
      <loext:graphic-properties draw:fill="none" draw:fill-color="#ffffff"/>
      <style:text-properties style:font-name="Ubuntu" fo:font-size="16pt"/>
    </style:style>
    <style:style style:name="P13" style:family="paragraph">
      <style:paragraph-properties fo:text-align="center"/>
    </style:style>
    <style:style style:name="T1" style:family="text">
      <style:text-properties style:font-name="Ubuntu" fo:font-style="italic" style:font-style-asian="italic" style:font-style-complex="italic"/>
    </style:style>
    <style:style style:name="T2" style:family="text">
      <style:text-properties style:text-position="-33% 58%" style:font-name="Ubuntu" fo:font-style="italic" style:font-style-asian="italic" style:font-style-complex="italic"/>
    </style:style>
    <style:style style:name="T3" style:family="text">
      <style:text-properties style:font-name="Ubuntu" fo:font-style="normal" style:font-style-asian="normal" style:font-style-complex="normal"/>
    </style:style>
    <style:style style:name="T4" style:family="text">
      <style:text-properties style:font-name="Ubuntu"/>
    </style:style>
    <style:style style:name="T5" style:family="text">
      <style:text-properties style:text-position="-33% 58%"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cm" svg:height="1cm" svg:x="5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cm" svg:height="1cm" svg:x="10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1cm" svg:height="1.023cm" svg:x="3.438cm" svg:y="4.635cm">
          <draw:text-box>
            <text:p text:style-name="P3"><text:span text:style-name="T1">x</text:span><text:span text:style-name="T2">2</text:span></text:p>
          </draw:text-box>
        </draw:frame>
        <draw:frame draw:style-name="gr3" draw:text-style-name="P4" draw:layer="layout" svg:width="1cm" svg:height="1.023cm" svg:x="3.488cm" svg:y="6.02cm">
          <draw:text-box>
            <text:p text:style-name="P3"><text:span text:style-name="T1">x</text:span><text:span text:style-name="T2">3</text:span></text:p>
          </draw:text-box>
        </draw:frame>
        <draw:frame draw:style-name="gr4" draw:text-style-name="P6" draw:layer="layout" svg:width="3.076cm" svg:height="1.675cm" svg:x="15.822cm" svg:y="6.6cm">
          <draw:text-box>
            <text:p text:style-name="P5"><text:span text:style-name="T3">Output </text:span></text:p>
            <text:p text:style-name="P5"><text:span text:style-name="T1">It’s a Car!</text:span></text:p>
          </draw:text-box>
        </draw:frame>
        <draw:custom-shape draw:style-name="gr1" draw:text-style-name="P1" xml:id="id1" draw:id="id1" draw:layer="layout" svg:width="1cm" svg:height="1cm" svg:x="5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cm" svg:height="1.023cm" svg:x="3.488cm" svg:y="3.25cm">
          <draw:text-box>
            <text:p text:style-name="P3"><text:span text:style-name="T1">x</text:span><text:span text:style-name="T2">1</text:span></text:p>
          </draw:text-box>
        </draw:frame>
        <draw:custom-shape draw:style-name="gr1" draw:text-style-name="P1" xml:id="id5" draw:id="id5" draw:layer="layout" svg:width="1cm" svg:height="1cm" svg:x="5.5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cm" svg:height="1.023cm" svg:x="3.488cm" svg:y="10.176cm">
          <draw:text-box>
            <text:p text:style-name="P3"><text:span text:style-name="T1">x</text:span><text:span text:style-name="T2">n</text:span></text:p>
          </draw:text-box>
        </draw:frame>
        <draw:custom-shape draw:style-name="gr1" draw:text-style-name="P1" xml:id="id4" draw:id="id4" draw:layer="layout" svg:width="1cm" svg:height="1cm" svg:x="5.5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98cm" svg:height="1.023cm" svg:x="3.339cm" svg:y="8.591cm">
          <draw:text-box>
            <text:p text:style-name="P3"><text:span text:style-name="T1">x</text:span><text:span text:style-name="T2">n-1</text:span></text:p>
          </draw:text-box>
        </draw:frame>
        <draw:connector draw:style-name="gr5" draw:text-style-name="P7" draw:layer="layout" draw:type="line" svg:x1="6.5cm" svg:y1="3.5cm" svg:x2="8cm" svg:y2="3.501cm" draw:start-shape="id1" draw:start-glue-point="10" svg:d="M6500 3500l1500 1" svg:viewBox="0 0 1501 2">
          <text:p/>
        </draw:connector>
        <draw:connector draw:style-name="gr5" draw:text-style-name="P7" draw:layer="layout" draw:type="line" svg:x1="6.5cm" svg:y1="5cm" svg:x2="8cm" svg:y2="5.001cm" draw:start-shape="id2" draw:start-glue-point="10" svg:d="M6500 5000l1500 1" svg:viewBox="0 0 1501 2">
          <text:p/>
        </draw:connector>
        <draw:connector draw:style-name="gr5" draw:text-style-name="P7" draw:layer="layout" draw:type="line" svg:x1="6.5cm" svg:y1="6.5cm" svg:x2="8cm" svg:y2="6.501cm" draw:start-shape="id3" draw:start-glue-point="10" svg:d="M6500 6500l1500 1" svg:viewBox="0 0 1501 2">
          <text:p/>
        </draw:connector>
        <draw:connector draw:style-name="gr5" draw:text-style-name="P7" draw:layer="layout" draw:type="line" svg:x1="6.502cm" svg:y1="9.002cm" svg:x2="8.002cm" svg:y2="9.003cm" draw:start-shape="id4" draw:start-glue-point="10" svg:d="M6502 9002l1500 1" svg:viewBox="0 0 1501 2">
          <text:p/>
        </draw:connector>
        <draw:connector draw:style-name="gr5" draw:text-style-name="P7" draw:layer="layout" draw:type="line" svg:x1="6.501cm" svg:y1="10.501cm" svg:x2="8.001cm" svg:y2="10.502cm" draw:start-shape="id5" draw:start-glue-point="10" svg:d="M6501 10501l1500 1" svg:viewBox="0 0 1501 2">
          <text:p/>
        </draw:connector>
        <draw:connector draw:style-name="gr5" draw:text-style-name="P7" draw:layer="layout" draw:type="line" svg:x1="6.5cm" svg:y1="3.5cm" svg:x2="8cm" svg:y2="5.001cm" draw:start-shape="id1" draw:start-glue-point="10" svg:d="M6500 3500l1500 1501" svg:viewBox="0 0 1501 1502">
          <text:p/>
        </draw:connector>
        <draw:connector draw:style-name="gr5" draw:text-style-name="P7" draw:layer="layout" draw:type="line" svg:x1="6.5cm" svg:y1="3.5cm" svg:x2="8cm" svg:y2="6.501cm" draw:start-shape="id1" draw:start-glue-point="10" svg:d="M6500 3500l1500 3001" svg:viewBox="0 0 1501 3002">
          <text:p/>
        </draw:connector>
        <draw:connector draw:style-name="gr5" draw:text-style-name="P7" draw:layer="layout" draw:type="line" svg:x1="6.5cm" svg:y1="3.5cm" svg:x2="8.002cm" svg:y2="9.003cm" draw:start-shape="id1" draw:start-glue-point="10" svg:d="M6500 3500l1502 5503" svg:viewBox="0 0 1503 5504">
          <text:p/>
        </draw:connector>
        <draw:connector draw:style-name="gr5" draw:text-style-name="P7" draw:layer="layout" draw:type="line" svg:x1="6.5cm" svg:y1="3.5cm" svg:x2="8.001cm" svg:y2="10.502cm" draw:start-shape="id1" draw:start-glue-point="10" svg:d="M6500 3500l1501 7002" svg:viewBox="0 0 1502 7003">
          <text:p/>
        </draw:connector>
        <draw:connector draw:style-name="gr5" draw:text-style-name="P7" draw:layer="layout" draw:type="line" svg:x1="6.5cm" svg:y1="5cm" svg:x2="8cm" svg:y2="3.501cm" draw:start-shape="id2" draw:start-glue-point="10" svg:d="M6500 5000l1500-1499" svg:viewBox="0 0 1501 1500">
          <text:p/>
        </draw:connector>
        <draw:connector draw:style-name="gr5" draw:text-style-name="P7" draw:layer="layout" draw:type="line" svg:x1="6.5cm" svg:y1="5cm" svg:x2="8cm" svg:y2="6.501cm" draw:start-shape="id2" draw:start-glue-point="10" svg:d="M6500 5000l1500 1501" svg:viewBox="0 0 1501 1502">
          <text:p/>
        </draw:connector>
        <draw:connector draw:style-name="gr5" draw:text-style-name="P7" draw:layer="layout" draw:type="line" svg:x1="6.5cm" svg:y1="5cm" svg:x2="8.002cm" svg:y2="9.003cm" draw:start-shape="id2" draw:start-glue-point="10" svg:d="M6500 5000l1502 4003" svg:viewBox="0 0 1503 4004">
          <text:p/>
        </draw:connector>
        <draw:connector draw:style-name="gr5" draw:text-style-name="P7" draw:layer="layout" draw:type="line" svg:x1="6.5cm" svg:y1="5cm" svg:x2="8.001cm" svg:y2="10.502cm" draw:start-shape="id2" draw:start-glue-point="10" svg:d="M6500 5000l1501 5502" svg:viewBox="0 0 1502 5503">
          <text:p/>
        </draw:connector>
        <draw:connector draw:style-name="gr5" draw:text-style-name="P7" draw:layer="layout" draw:type="line" svg:x1="6.5cm" svg:y1="6.5cm" svg:x2="8cm" svg:y2="3.501cm" draw:start-shape="id3" draw:start-glue-point="10" svg:d="M6500 6500l1500-2999" svg:viewBox="0 0 1501 3000">
          <text:p/>
        </draw:connector>
        <draw:connector draw:style-name="gr5" draw:text-style-name="P7" draw:layer="layout" draw:type="line" svg:x1="6.5cm" svg:y1="6.5cm" svg:x2="8cm" svg:y2="5.001cm" draw:start-shape="id3" draw:start-glue-point="10" svg:d="M6500 6500l1500-1499" svg:viewBox="0 0 1501 1500">
          <text:p/>
        </draw:connector>
        <draw:connector draw:style-name="gr5" draw:text-style-name="P7" draw:layer="layout" draw:type="line" svg:x1="6.5cm" svg:y1="6.5cm" svg:x2="8.002cm" svg:y2="9.003cm" draw:start-shape="id3" draw:start-glue-point="10" svg:d="M6500 6500l1502 2503" svg:viewBox="0 0 1503 2504">
          <text:p/>
        </draw:connector>
        <draw:connector draw:style-name="gr5" draw:text-style-name="P7" draw:layer="layout" draw:type="line" svg:x1="6.5cm" svg:y1="6.5cm" svg:x2="8.001cm" svg:y2="10.502cm" draw:start-shape="id3" draw:start-glue-point="10" svg:d="M6500 6500l1501 4002" svg:viewBox="0 0 1502 4003">
          <text:p/>
        </draw:connector>
        <draw:connector draw:style-name="gr5" draw:text-style-name="P7" draw:layer="layout" draw:type="line" svg:x1="6.502cm" svg:y1="9.002cm" svg:x2="8cm" svg:y2="3.501cm" draw:start-shape="id4" draw:start-glue-point="10" svg:d="M6502 9002l1498-5501" svg:viewBox="0 0 1499 5502">
          <text:p/>
        </draw:connector>
        <draw:connector draw:style-name="gr5" draw:text-style-name="P7" draw:layer="layout" draw:type="line" svg:x1="6.502cm" svg:y1="9.002cm" svg:x2="8cm" svg:y2="5.001cm" draw:start-shape="id4" draw:start-glue-point="10" svg:d="M6502 9002l1498-4001" svg:viewBox="0 0 1499 4002">
          <text:p/>
        </draw:connector>
        <draw:connector draw:style-name="gr5" draw:text-style-name="P7" draw:layer="layout" draw:type="line" svg:x1="6.502cm" svg:y1="9.002cm" svg:x2="8cm" svg:y2="6.501cm" draw:start-shape="id4" draw:start-glue-point="10" svg:d="M6502 9002l1498-2501" svg:viewBox="0 0 1499 2502">
          <text:p/>
        </draw:connector>
        <draw:connector draw:style-name="gr5" draw:text-style-name="P7" draw:layer="layout" draw:type="line" svg:x1="6.502cm" svg:y1="9.002cm" svg:x2="8.001cm" svg:y2="10.502cm" draw:start-shape="id4" draw:start-glue-point="10" svg:d="M6502 9002l1499 1500" svg:viewBox="0 0 1500 1501">
          <text:p/>
        </draw:connector>
        <draw:connector draw:style-name="gr5" draw:text-style-name="P7" draw:layer="layout" draw:type="line" svg:x1="6.501cm" svg:y1="10.501cm" svg:x2="8cm" svg:y2="3.501cm" draw:start-shape="id5" draw:start-glue-point="10" svg:d="M6501 10501l1499-7000" svg:viewBox="0 0 1500 7001">
          <text:p/>
        </draw:connector>
        <draw:connector draw:style-name="gr5" draw:text-style-name="P7" draw:layer="layout" draw:type="line" svg:x1="6.501cm" svg:y1="10.501cm" svg:x2="8cm" svg:y2="5.001cm" draw:start-shape="id5" draw:start-glue-point="10" svg:d="M6501 10501l1499-5500" svg:viewBox="0 0 1500 5501">
          <text:p/>
        </draw:connector>
        <draw:connector draw:style-name="gr5" draw:text-style-name="P7" draw:layer="layout" draw:type="line" svg:x1="6.501cm" svg:y1="10.501cm" svg:x2="8cm" svg:y2="6.501cm" draw:start-shape="id5" draw:start-glue-point="10" svg:d="M6501 10501l1499-4000" svg:viewBox="0 0 1500 4001">
          <text:p/>
        </draw:connector>
        <draw:connector draw:style-name="gr5" draw:text-style-name="P7" draw:layer="layout" draw:type="line" svg:x1="6.501cm" svg:y1="10.501cm" svg:x2="8.002cm" svg:y2="9.003cm" draw:start-shape="id5" draw:start-glue-point="10" svg:d="M6501 10501l1501-1498" svg:viewBox="0 0 1502 1499">
          <text:p/>
        </draw:connector>
        <draw:custom-shape draw:style-name="gr2" draw:text-style-name="P2" xml:id="id11" draw:id="id11" draw:layer="layout" svg:width="1cm" svg:height="1cm" svg:x="8.001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cm" svg:height="1cm" svg:x="8.001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cm" svg:height="1cm" svg:x="8.001cm" svg:y="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cm" svg:height="1cm" svg:x="8.002cm" svg:y="1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cm" svg:height="1cm" svg:x="8.003cm" svg:y="8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5.4cm" svg:y1="7.7cm" svg:x2="6.5cm" svg:y2="7.7cm">
          <text:p/>
        </draw:line>
        <draw:line draw:style-name="gr6" draw:text-style-name="P7" draw:layer="layout" svg:x1="8cm" svg:y1="7.7cm" svg:x2="9.1cm" svg:y2="7.7cm">
          <text:p/>
        </draw:line>
        <draw:line draw:style-name="gr6" draw:text-style-name="P7" draw:layer="layout" svg:x1="3.438cm" svg:y1="7.768cm" svg:x2="4.538cm" svg:y2="7.768cm">
          <text:p/>
        </draw:line>
        <draw:frame draw:style-name="gr7" draw:text-style-name="P7" draw:layer="layout" svg:width="2cm" svg:height="2cm" svg:x="1.3cm" svg:y="6.6cm">
          <draw:image xlink:href="Pictures/100002010000009600000096C1DEE7F9A6B90D05.png" xlink:type="simple" xlink:show="embed" xlink:actuate="onLoad" loext:mime-type="image/png">
            <text:p/>
          </draw:image>
        </draw:frame>
        <draw:custom-shape draw:style-name="gr2" draw:text-style-name="P2" xml:id="id9" draw:id="id9" draw:layer="layout" svg:width="1cm" svg:height="1cm" svg:x="10.501cm" svg:y="7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cm" svg:height="1cm" svg:x="10.502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cm" svg:height="1cm" svg:x="10.502cm" svg:y="5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5" draw:id="id15" draw:layer="layout" svg:width="1cm" svg:height="1cm" svg:x="13.5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" svg:x1="9.001cm" svg:y1="3.502cm" svg:x2="10.5cm" svg:y2="4.5cm" draw:start-shape="id6" draw:start-glue-point="10" draw:end-shape="id7" draw:end-glue-point="6" svg:d="M9001 3502l1499 998" svg:viewBox="0 0 1500 999">
          <text:p/>
        </draw:connector>
        <draw:connector draw:style-name="gr5" draw:text-style-name="P7" draw:layer="layout" draw:type="line" svg:x1="9.001cm" svg:y1="3.502cm" svg:x2="10.502cm" svg:y2="6.167cm" draw:start-shape="id6" draw:start-glue-point="10" draw:end-shape="id8" draw:end-glue-point="6" svg:d="M9001 3502l1501 2665" svg:viewBox="0 0 1502 2666">
          <text:p/>
        </draw:connector>
        <draw:connector draw:style-name="gr5" draw:text-style-name="P7" draw:layer="layout" draw:type="line" svg:x1="9.001cm" svg:y1="3.502cm" svg:x2="10.501cm" svg:y2="7.835cm" draw:start-shape="id6" draw:start-glue-point="10" draw:end-shape="id9" draw:end-glue-point="6" svg:d="M9001 3502l1500 4333" svg:viewBox="0 0 1501 4334">
          <text:p/>
        </draw:connector>
        <draw:connector draw:style-name="gr5" draw:text-style-name="P7" draw:layer="layout" draw:type="line" svg:x1="9.001cm" svg:y1="3.502cm" svg:x2="10.502cm" svg:y2="9.502cm" draw:start-shape="id6" draw:start-glue-point="10" draw:end-shape="id10" draw:end-glue-point="6" svg:d="M9001 3502l1501 6000" svg:viewBox="0 0 1502 6001">
          <text:p/>
        </draw:connector>
        <draw:connector draw:style-name="gr5" draw:text-style-name="P7" draw:layer="layout" draw:type="line" svg:x1="9.001cm" svg:y1="5.002cm" svg:x2="10.5cm" svg:y2="4.5cm" draw:start-shape="id11" draw:start-glue-point="10" draw:end-shape="id7" draw:end-glue-point="6" svg:d="M9001 5002l1499-502" svg:viewBox="0 0 1500 503">
          <text:p/>
        </draw:connector>
        <draw:connector draw:style-name="gr5" draw:text-style-name="P7" draw:layer="layout" draw:type="line" svg:x1="9.001cm" svg:y1="6.502cm" svg:x2="10.502cm" svg:y2="6.167cm" draw:start-shape="id12" draw:start-glue-point="10" draw:end-shape="id8" draw:end-glue-point="6" svg:d="M9001 6502l1501-335" svg:viewBox="0 0 1502 336">
          <text:p/>
        </draw:connector>
        <draw:connector draw:style-name="gr5" draw:text-style-name="P7" draw:layer="layout" draw:type="line" svg:x1="9.003cm" svg:y1="9.004cm" svg:x2="10.501cm" svg:y2="7.835cm" draw:start-shape="id13" draw:start-glue-point="10" draw:end-shape="id9" draw:end-glue-point="6" svg:d="M9003 9004l1498-1169" svg:viewBox="0 0 1499 1170">
          <text:p/>
        </draw:connector>
        <draw:connector draw:style-name="gr5" draw:text-style-name="P7" draw:layer="layout" draw:type="line" svg:x1="9.001cm" svg:y1="6.502cm" svg:x2="10.5cm" svg:y2="4.5cm" draw:start-shape="id12" draw:start-glue-point="10" draw:end-shape="id7" draw:end-glue-point="6" svg:d="M9001 6502l1499-2002" svg:viewBox="0 0 1500 2003">
          <text:p/>
        </draw:connector>
        <draw:connector draw:style-name="gr5" draw:text-style-name="P7" draw:layer="layout" draw:type="line" svg:x1="9.001cm" svg:y1="5.002cm" svg:x2="10.502cm" svg:y2="6.167cm" draw:start-shape="id11" draw:start-glue-point="10" draw:end-shape="id8" draw:end-glue-point="6" svg:d="M9001 5002l1501 1165" svg:viewBox="0 0 1502 1166">
          <text:p/>
        </draw:connector>
        <draw:connector draw:style-name="gr5" draw:text-style-name="P7" draw:layer="layout" draw:type="line" svg:x1="9.001cm" svg:y1="5.002cm" svg:x2="10.501cm" svg:y2="7.835cm" draw:start-shape="id11" draw:start-glue-point="10" draw:end-shape="id9" draw:end-glue-point="6" svg:d="M9001 5002l1500 2833" svg:viewBox="0 0 1501 2834">
          <text:p/>
        </draw:connector>
        <draw:connector draw:style-name="gr5" draw:text-style-name="P7" draw:layer="layout" draw:type="line" svg:x1="9.001cm" svg:y1="5.002cm" svg:x2="10.502cm" svg:y2="9.502cm" draw:start-shape="id11" draw:start-glue-point="10" draw:end-shape="id10" draw:end-glue-point="6" svg:d="M9001 5002l1501 4500" svg:viewBox="0 0 1502 4501">
          <text:p/>
        </draw:connector>
        <draw:connector draw:style-name="gr5" draw:text-style-name="P7" draw:layer="layout" draw:type="line" svg:x1="9.001cm" svg:y1="6.502cm" svg:x2="10.501cm" svg:y2="7.835cm" draw:start-shape="id12" draw:start-glue-point="10" draw:end-shape="id9" draw:end-glue-point="6" svg:d="M9001 6502l1500 1333" svg:viewBox="0 0 1501 1334">
          <text:p/>
        </draw:connector>
        <draw:connector draw:style-name="gr5" draw:text-style-name="P7" draw:layer="layout" draw:type="line" svg:x1="9.001cm" svg:y1="6.502cm" svg:x2="10.502cm" svg:y2="9.502cm" draw:start-shape="id12" draw:start-glue-point="10" draw:end-shape="id10" draw:end-glue-point="6" svg:d="M9001 6502l1501 3000" svg:viewBox="0 0 1502 3001">
          <text:p/>
        </draw:connector>
        <draw:connector draw:style-name="gr5" draw:text-style-name="P7" draw:layer="layout" draw:type="line" svg:x1="9.003cm" svg:y1="9.004cm" svg:x2="10.5cm" svg:y2="4.5cm" draw:start-shape="id13" draw:start-glue-point="10" draw:end-shape="id7" draw:end-glue-point="6" svg:d="M9003 9004l1497-4504" svg:viewBox="0 0 1498 4505">
          <text:p/>
        </draw:connector>
        <draw:connector draw:style-name="gr5" draw:text-style-name="P7" draw:layer="layout" draw:type="line" svg:x1="9.003cm" svg:y1="9.004cm" svg:x2="10.502cm" svg:y2="6.167cm" draw:start-shape="id13" draw:start-glue-point="10" draw:end-shape="id8" draw:end-glue-point="6" svg:d="M9003 9004l1499-2837" svg:viewBox="0 0 1500 2838">
          <text:p/>
        </draw:connector>
        <draw:connector draw:style-name="gr5" draw:text-style-name="P7" draw:layer="layout" draw:type="line" svg:x1="9.003cm" svg:y1="9.004cm" svg:x2="10.502cm" svg:y2="9.502cm" draw:start-shape="id13" draw:start-glue-point="10" draw:end-shape="id10" draw:end-glue-point="6" svg:d="M9003 9004l1499 498" svg:viewBox="0 0 1500 499">
          <text:p/>
        </draw:connector>
        <draw:connector draw:style-name="gr5" draw:text-style-name="P7" draw:layer="layout" draw:type="line" svg:x1="9.002cm" svg:y1="10.503cm" svg:x2="10.5cm" svg:y2="4.5cm" draw:start-shape="id14" draw:start-glue-point="10" draw:end-shape="id7" draw:end-glue-point="6" svg:d="M9002 10503l1498-6003" svg:viewBox="0 0 1499 6004">
          <text:p/>
        </draw:connector>
        <draw:connector draw:style-name="gr5" draw:text-style-name="P7" draw:layer="layout" draw:type="line" svg:x1="9.002cm" svg:y1="10.503cm" svg:x2="10.502cm" svg:y2="6.167cm" draw:start-shape="id14" draw:start-glue-point="10" draw:end-shape="id8" draw:end-glue-point="6" svg:d="M9002 10503l1500-4336" svg:viewBox="0 0 1501 4337">
          <text:p/>
        </draw:connector>
        <draw:connector draw:style-name="gr5" draw:text-style-name="P7" draw:layer="layout" draw:type="line" svg:x1="9.002cm" svg:y1="10.503cm" svg:x2="10.501cm" svg:y2="7.835cm" draw:start-shape="id14" draw:start-glue-point="10" draw:end-shape="id9" draw:end-glue-point="6" svg:d="M9002 10503l1499-2668" svg:viewBox="0 0 1500 2669">
          <text:p/>
        </draw:connector>
        <draw:connector draw:style-name="gr5" draw:text-style-name="P7" draw:layer="layout" draw:type="line" svg:x1="9.002cm" svg:y1="10.503cm" svg:x2="10.502cm" svg:y2="9.502cm" draw:start-shape="id14" draw:start-glue-point="10" draw:end-shape="id10" draw:end-glue-point="6" svg:d="M9002 10503l1500-1001" svg:viewBox="0 0 1501 1002">
          <text:p/>
        </draw:connector>
        <draw:connector draw:style-name="gr5" draw:text-style-name="P7" draw:layer="layout" draw:type="line" svg:x1="11.5cm" svg:y1="4.5cm" svg:x2="13.5cm" svg:y2="6.968cm" draw:start-shape="id7" draw:start-glue-point="10" draw:end-shape="id15" draw:end-glue-point="6" svg:d="M11500 4500l2000 2468" svg:viewBox="0 0 2001 2469">
          <text:p/>
        </draw:connector>
        <draw:connector draw:style-name="gr5" draw:text-style-name="P7" draw:layer="layout" draw:type="line" svg:x1="11.502cm" svg:y1="6.167cm" svg:x2="13.5cm" svg:y2="6.968cm" draw:start-shape="id8" draw:start-glue-point="10" draw:end-shape="id15" draw:end-glue-point="6" svg:d="M11502 6167l1998 801" svg:viewBox="0 0 1999 802">
          <text:p/>
        </draw:connector>
        <draw:connector draw:style-name="gr5" draw:text-style-name="P7" draw:layer="layout" draw:type="line" svg:x1="11.501cm" svg:y1="7.835cm" svg:x2="13.5cm" svg:y2="6.968cm" draw:start-shape="id9" draw:start-glue-point="10" draw:end-shape="id15" draw:end-glue-point="6" svg:d="M11501 7835l1999-867" svg:viewBox="0 0 2000 868">
          <text:p/>
        </draw:connector>
        <draw:connector draw:style-name="gr5" draw:text-style-name="P7" draw:layer="layout" draw:type="line" svg:x1="11.502cm" svg:y1="9.502cm" svg:x2="13.5cm" svg:y2="6.968cm" draw:start-shape="id10" draw:start-glue-point="10" draw:end-shape="id15" draw:end-glue-point="6" svg:d="M11502 9502l1998-2534" svg:viewBox="0 0 1999 2535">
          <text:p/>
        </draw:connector>
        <draw:custom-shape draw:style-name="gr9" draw:text-style-name="P7" draw:layer="layout" svg:width="1.23cm" svg:height="8.4cm" svg:x="3.3cm" svg:y="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3cm" svg:height="8.4cm" svg:x="5.4cm" svg:y="2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7cm" svg:height="8.4cm" svg:x="6.9cm" svg:y="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3cm" svg:height="8.4cm" svg:x="7.9cm" svg:y="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3cm" svg:height="8.4cm" svg:x="10.4cm" svg:y="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3cm" svg:height="8.4cm" svg:x="13.4cm" svg:y="2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7cm" svg:height="8.4cm" svg:x="9.5cm" svg:y="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7cm" svg:height="8.4cm" svg:x="12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.3cm" svg:height="1.122cm" svg:x="9.276cm" svg:y="1.677cm">
          <draw:text-box>
            <text:p text:style-name="P10"><text:span text:style-name="T4">W</text:span><text:span text:style-name="T5">2</text:span></text:p>
          </draw:text-box>
        </draw:frame>
        <draw:frame draw:style-name="gr3" draw:text-style-name="P11" draw:layer="layout" svg:width="1.3cm" svg:height="1.122cm" svg:x="11.876cm" svg:y="1.677cm">
          <draw:text-box>
            <text:p text:style-name="P10"><text:span text:style-name="T4">W</text:span><text:span text:style-name="T5">3</text:span></text:p>
          </draw:text-box>
        </draw:frame>
        <draw:frame draw:style-name="gr3" draw:text-style-name="P11" draw:layer="layout" svg:width="1.3cm" svg:height="1.122cm" svg:x="6.8cm" svg:y="1.677cm">
          <draw:text-box>
            <text:p text:style-name="P10"><text:span text:style-name="T4">W</text:span><text:span text:style-name="T5">1</text:span></text:p>
          </draw:text-box>
        </draw:frame>
        <draw:frame draw:style-name="gr12" draw:text-style-name="P12" draw:layer="layout" svg:width="2.4cm" svg:height="1.574cm" svg:x="8.576cm" svg:y="12.226cm">
          <draw:text-box>
            <text:p text:style-name="P3"><text:span text:style-name="T4">Hidden</text:span></text:p>
            <text:p text:style-name="P3"><text:span text:style-name="T4">Layers</text:span></text:p>
          </draw:text-box>
        </draw:frame>
        <draw:line draw:style-name="gr13" draw:text-style-name="P7" draw:layer="layout" svg:x1="9.6cm" svg:y1="12.2cm" svg:x2="10.9cm" svg:y2="11.2cm">
          <text:p/>
        </draw:line>
        <draw:line draw:style-name="gr13" draw:text-style-name="P7" draw:layer="layout" svg:x1="9.6cm" svg:y1="12.2cm" svg:x2="8.4cm" svg:y2="11.1cm">
          <text:p/>
        </draw:line>
        <draw:custom-shape draw:style-name="gr14" draw:text-style-name="P13" draw:layer="layout" svg:width="0.8cm" svg:height="0.6cm" svg:x="4.6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0.8cm" svg:height="0.6cm" svg:x="14.8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1.9cm" svg:height="1.513cm" svg:x="5.176cm" svg:y="12.226cm">
          <draw:text-box>
            <text:p text:style-name="P3"><text:span text:style-name="T4">Input</text:span></text:p>
            <text:p text:style-name="P3"><text:span text:style-name="T4">Layer</text:span></text:p>
          </draw:text-box>
        </draw:frame>
        <draw:frame draw:style-name="gr16" draw:text-style-name="P12" draw:layer="layout" svg:width="2.4cm" svg:height="1.513cm" svg:x="13.076cm" svg:y="12.226cm">
          <draw:text-box>
            <text:p text:style-name="P3"><text:span text:style-name="T4">Output</text:span></text:p>
            <text:p text:style-name="P3"><text:span text:style-name="T4">Lay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9cm" fo:page-height="1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05-03T16:14:13.425885948</dc:date>
    <meta:editing-duration>PT8H20M24S</meta:editing-duration>
    <meta:editing-cycles>9</meta:editing-cycles>
    <meta:generator>LibreOffice/6.4.7.2$Linux_X86_64 LibreOffice_project/40$Build-2</meta:generator>
    <meta:document-statistic meta:object-count="92"/>
  </office:meta>
</office:document-meta>
</file>